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style:row-height="0.203cm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style:row-height="0.203cm"/>
    </style:style>
    <style:style style:name="Tabla6.A1" style:family="table-cell">
      <style:table-cell-properties fo:padding="0.097cm" fo:border-left="none" fo:border-right="none" fo:border-top="0.05pt solid #000000" fo:border-bottom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row-height="0.203cm"/>
    </style:style>
    <style:style style:name="Tabla7.A1" style:family="table-cell">
      <style:table-cell-properties fo:padding="0.097cm" fo:border-left="none" fo:border-right="none" fo:border-top="0.05pt solid #000000" fo:border-bottom="none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2.7cm"/>
    </style:style>
    <style:style style:name="Tabla1.B" style:family="table-column">
      <style:table-column-properties style:column-width="4.2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203cm"/>
    </style:style>
    <style:style style:name="Tabla4.A1" style:family="table-cell">
      <style:table-cell-properties fo:padding="0.097cm" fo:border-left="none" fo:border-right="none" fo:border-top="0.05pt solid #000000" fo:border-bottom="none"/>
    </style:style>
    <style:style style:name="Tabla3" style:family="table">
      <style:table-properties style:width="4.87cm" fo:margin-left="12.226cm" table:align="left"/>
    </style:style>
    <style:style style:name="Tabla3.A" style:family="table-column">
      <style:table-column-properties style:column-width="4.87cm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cdb50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d07e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500b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cdb50" officeooo:paragraph-rsid="004cdb50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f101" officeooo:paragraph-rsid="00500b8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491c8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91c8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d07e0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officeooo:paragraph-rsid="00491c8f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500b81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5590f7" style:font-size-asian="8pt" style:font-weight-asian="normal" style:font-name-complex="Lucida Sans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paragraph-rsid="00491c8f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paragraph-rsid="004d07e0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officeooo:paragraph-rsid="004cdb50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491c8f" officeooo:paragraph-rsid="00491c8f" style:font-size-asian="10pt" style:font-size-complex="10pt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0b81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d384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91c8f" style:font-size-asian="10pt" style:font-weight-asian="bold" style:font-size-complex="1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none" fo:font-weight="bold" officeooo:rsid="00491c8f" style:font-weight-asian="bold" style:font-weight-complex="bold"/>
    </style:style>
    <style:style style:name="T4" style:family="text">
      <style:text-properties fo:color="#221f1f" style:text-position="-5% 100%" style:font-name="Arial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6" style:family="text">
      <style:text-properties officeooo:rsid="00500b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engamiento:<text:span text:style-name="T1"> <text:tab/><text:tab/></text:span><text:span text:style-name="T5"><text:placeholder text:placeholder-type="text">&lt;o.transaction_id.name&gt;</text:placeholder></text:span><text:span text:style-name="T2"> - </text:span><text:span text:style-name="T5"><text:placeholder text:placeholder-type="text">&lt;o.date_invoice and formatLang(o.date_invoice,date='true')&gt;</text:placeholder></text:span><text:span text:style-name="T5"><text:s/>- </text:span><text:span text:style-name="T5"><text:placeholder text:placeholder-type="text">&lt;o.partner_id.name&gt;</text:placeholder></text:span><text:span text:style-name="T2"><text:s/>- </text:span><text:span text:style-name="T5"><text:placeholder text:placeholder-type="text">&lt;o.display_name&gt;</text:placeholder></text:span></text:p>
      <text:p text:style-name="P5">Expediente:<text:span text:style-name="T1"><text:tab/><text:tab/><text:tab/></text:span><text:span text:style-name="T5"><text:placeholder text:placeholder-type="text">&lt;o.transaction_id.expedient_id.number&gt;</text:placeholder></text:span></text:p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9"/>
          </table:table-cell>
        </table:table-row>
      </table:table>
      <text:p text:style-name="P3"/>
      <text:p text:style-name="P5"><text:span text:style-name="T1">Liquídese a Favor de: <text:tab/><text:tab/></text:span><text:span text:style-name="T5"><text:placeholder text:placeholder-type="text">&lt;o.partner_id.name&gt;</text:placeholder></text:span></text:p>
      <text:p text:style-name="P5"><text:span text:style-name="T1">La cantidad de Pesos:<text:tab/><text:tab/></text:span><text:span text:style-name="T5"><text:placeholder text:placeholder-type="text">&lt;formatLang(o.amount_total)&gt;</text:placeholder></text:span></text:p>
      <text:p text:style-name="P1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"/>
            <text:p text:style-name="P19"/>
          </table:table-cell>
        </table:table-row>
      </table:table>
      <text:p text:style-name="P15"/>
      <text:p text:style-name="P16"><text:span text:style-name="T3">Concepto:<text:tab/><text:tab/><text:tab/></text:span><text:span text:style-name="T4"><text:placeholder text:placeholder-type="text">&lt;o.transaction_id.name&gt;</text:placeholder></text:span></text:p>
      <text:p text:style-name="P5"><text:span text:style-name="T1">Comprobante:<text:tab/><text:tab/><text:tab/></text:span><text:span text:style-name="T5"><text:placeholder text:placeholder-type="text">&lt;o.display_name&gt;</text:placeholder></text:span></text:p>
      <text:p text:style-name="P7"><text:span text:style-name="T1">Vencimiento:<text:tab/><text:tab/><text:tab/></text:span><text:span text:style-name="T5"><text:placeholder text:placeholder-type="text">&lt;o.date_due and formatLang(o.date_due,date='true')&gt;</text:placeholder></text:span></text:p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/>
          </table:table-cell>
        </table:table-row>
      </table:table>
      <text:p text:style-name="P3"/>
      <text:p text:style-name="P3">Total <text:span text:style-name="T6">Devengado</text:span>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2">Imputar Partidas en Presupuesto en Vigencia</text:p>
          </table:table-cell>
          <table:covered-table-cell/>
        </table:table-row>
        <table:table-row>
          <table:table-cell table:style-name="Tabla1.A2" office:value-type="string">
            <text:p text:style-name="P23"><text:placeholder text:placeholder-type="text">&lt;for each="line in o.invoice_line_ids"&gt;</text:placeholder></text:p>
          </table:table-cell>
          <table:table-cell table:style-name="Tabla1.B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3"><text:placeholder text:placeholder-type="text">&lt;line.definitive_line_id&gt;</text:placeholder></text:p>
          </table:table-cell>
          <table:table-cell table:style-name="Tabla1.B2" office:value-type="string">
            <text:p text:style-name="P24"><text:placeholder text:placeholder-type="text">&lt;formatLang(line.price_subtotal)&gt;</text:placeholder></text:p>
          </table:table-cell>
        </table:table-row>
        <table:table-row>
          <table:table-cell table:style-name="Tabla1.A2" office:value-type="string">
            <text:p text:style-name="P23"><text:placeholder text:placeholder-type="text">&lt;/for&gt;</text:placeholder></text:p>
          </table:table-cell>
          <table:table-cell table:style-name="Tabla1.B2" office:value-type="string">
            <text:p text:style-name="P18"/>
          </table:table-cell>
        </table:table-row>
      </table:table>
      <text:p text:style-name="P3"/>
      <text:p text:style-name="P25"/>
      <text:p text:style-name="P1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/>
          </table:table-cell>
        </table:table-row>
      </table:table>
      <text:p text:style-name="P4"/>
      <text:p text:style-name="P10"/>
      <text:p text:style-name="P10"/>
      <text:p text:style-name="P11"/>
      <table:table table:name="Tabla3" table:style-name="Tabla3">
        <table:table-column table:style-name="Tabla3.A"/>
        <table:table-row>
          <table:table-cell table:style-name="Tabla3.A1" office:value-type="string"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a3.A2" office:value-type="string">
            <text:p text:style-name="P12">Firma y Sello</text:p>
            <text:p text:style-name="P12">D.A.F.</text:p>
          </table:table-cell>
        </table:table-row>
      </table:table>
      <text:p text:style-name="P12"/>
      <text:p text:style-name="P11"/>
      <text:p text:style-name="P2"/>
      <text:p text:style-name="P9"/>
      <text:p text:style-name="P9"/>
      <text:p text:style-name="P9"/>
      <text:p text:style-name="P9"/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20-02-06T11:25:47.357999156</dc:date>
    <meta:editing-duration>PT21H32S</meta:editing-duration>
    <meta:editing-cycles>52</meta:editing-cycles>
    <meta:generator>LibreOffice/6.0.7.3$Linux_X86_64 LibreOffice_project/00m0$Build-3</meta:generator>
    <dc:title>ir.actions.report.xml</dc:title>
    <meta:document-statistic meta:table-count="6" meta:image-count="0" meta:object-count="0" meta:page-count="1" meta:paragraph-count="15" meta:word-count="49" meta:character-count="601" meta:non-whitespace-character-count="55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